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da1" officeooo:paragraph-rsid="00170da1"/>
    </style:style>
    <style:style style:name="P2" style:family="paragraph" style:parent-style-name="Standard">
      <style:paragraph-properties fo:text-align="start" style:justify-single-word="false"/>
      <style:text-properties officeooo:rsid="00170da1" officeooo:paragraph-rsid="00170da1"/>
    </style:style>
    <style:style style:name="P3" style:family="paragraph" style:parent-style-name="Standard">
      <style:paragraph-properties fo:text-align="center" style:justify-single-word="false"/>
      <style:text-properties officeooo:rsid="001b9ee1" officeooo:paragraph-rsid="001b9ee1"/>
    </style:style>
    <style:style style:name="P4" style:family="paragraph" style:parent-style-name="Standard">
      <style:paragraph-properties fo:text-align="start" style:justify-single-word="false"/>
      <style:text-properties officeooo:rsid="001d7c35" officeooo:paragraph-rsid="001d7c35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7c35" officeooo:paragraph-rsid="001d7c3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138" style:font-weight-asian="bold" style:font-weight-complex="bold"/>
    </style:style>
    <style:style style:name="T3" style:family="text">
      <style:text-properties officeooo:rsid="0017d725"/>
    </style:style>
    <style:style style:name="T4" style:family="text">
      <style:text-properties officeooo:rsid="001b9ee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313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int 4 (Agregar)</text:p>
      <text:p text:style-name="P1">Pantalla Principal</text:p>
      <text:p text:style-name="P1"/>
      <text:p text:style-name="P2"><text:span text:style-name="T1">id</text:span>: 1</text:p>
      <text:p text:style-name="P2"><text:span text:style-name="T1">Titulo</text:span>: Botón de redireccion</text:p>
      <text:p text:style-name="P2"><text:span text:style-name="T1">Descripción</text:span>: <text:span text:style-name="T3">Enviarnos a la pantalla principal de la agenda</text:span></text:p>
      <text:p text:style-name="P4"><text:span text:style-name="T1">Interacción:</text:span><text:span text:style-name="T6">Apretar</text:span><text:span text:style-name="T5"> el botón llamado “Iniciar Sesión” </text:span></text:p>
      <text:p text:style-name="P2"><text:span text:style-name="T1">Precondiciones</text:span>:</text:p>
      <text:p text:style-name="P2"><text:span text:style-name="T1">Postcondiciones</text:span>:</text:p>
      <text:p text:style-name="P2"><text:span text:style-name="T1">Resultado esperado</text:span>: Una vez iniciamos sesión, que nos envié a la pantalla principal de la agenda</text:p>
      <text:p text:style-name="P2"><text:span text:style-name="T1">Prioridad</text:span>: Alta</text:p>
      <text:p text:style-name="P2"/>
      <text:p text:style-name="P2"><text:span text:style-name="T1">id</text:span>: 2</text:p>
      <text:p text:style-name="P2"><text:span text:style-name="T1">Titulo</text:span>: Botón de volver al login</text:p>
      <text:p text:style-name="P2"><text:span text:style-name="T1">Descripción</text:span>: <text:span text:style-name="T3">Que nos </text:span><text:span text:style-name="T4">diriga</text:span><text:span text:style-name="T3"> hacia el inicio de sesión </text:span><text:span text:style-name="T4">o login</text:span></text:p>
      <text:p text:style-name="P5">Interacción: <text:span text:style-name="T5">Apretar el boton de volver a la pagina anterior</text:span></text:p>
      <text:p text:style-name="P2"><text:span text:style-name="T1">Precondiciones</text:span>:</text:p>
      <text:p text:style-name="P2"><text:span text:style-name="T1">Postcondicione</text:span>s:</text:p>
      <text:p text:style-name="P2"><text:span text:style-name="T1">Resultado esperado</text:span>: Volver a la pagina de login inicio de sesión</text:p>
      <text:p text:style-name="P2"><text:span text:style-name="T1">Prioridad</text:span>: Alta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8:39:34.574144546</meta:creation-date>
    <dc:date>2024-08-02T19:03:33.964897089</dc:date>
    <meta:editing-duration>PT23M58S</meta:editing-duration>
    <meta:editing-cycles>6</meta:editing-cycles>
    <meta:generator>LibreOffice/24.2.4.2$Linux_X86_64 LibreOffice_project/420$Build-2</meta:generator>
    <meta:document-statistic meta:table-count="0" meta:image-count="0" meta:object-count="0" meta:page-count="1" meta:paragraph-count="18" meta:word-count="90" meta:character-count="592" meta:non-whitespace-character-count="519"/>
  </office:meta>
</office:document-meta>
</file>